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(lineare) Impuls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das Produkt von Masse und Geschwindigkeit:</text:p>
            <text:p/>
            <text:p/>
          </draw:text-box>
        </draw:frame>
        <draw:frame draw:style-name="gr1" draw:text-style-name="P1" draw:layer="layout" svg:width="3.678cm" svg:height="1.122cm" svg:x="12.16cm" svg:y="11.938cm">
          <text:p/>
          <draw:object xlink:href="../Impuls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noch andere Impulsarten außer dem linearen Impul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beispielsweise den Drehimpuls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Gesamtimpul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(Vektor-)Summe über alle Einzelimpulse</text:p>
          </draw:text-box>
        </draw:frame>
        <draw:frame draw:style-name="gr1" draw:text-style-name="P1" draw:layer="layout" svg:width="8.653cm" svg:height="5.061cm" svg:x="9.673cm" svg:y="11.969cm">
          <text:p/>
          <draw:object xlink:href="../Gesamtimpuls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er Impuls mit der kinetischen Energie zusammen?</text:p>
          </draw:text-box>
        </draw:frame>
        <draw:frame presentation:style-name="pr2" draw:layer="layout" svg:width="25.199cm" svg:height="13.465cm" svg:x="1.4cm" svg:y="4.272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>(unterschiedliche Farben bedeuten nicht, dass Impuls oder Masse unterschiedlich sind – sie sollen nur das Vorgehen verdeutlichen)</text:p>
          </draw:text-box>
        </draw:frame>
        <draw:frame draw:style-name="gr1" draw:text-style-name="P1" draw:layer="layout" svg:width="18.01cm" svg:height="8.737cm" svg:x="4.994cm" svg:y="6.131cm">
          <text:p/>
          <draw:object xlink:href="../Zusammenhang%20Impuls%20und%20kin%20Energie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en Impuls und Kraft zusamm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/>
            <text:p/>
            <text:p/>
            <text:p/>
            <text:p>Eine Kraft bewirkt eine Impulsänderung</text:p>
          </draw:text-box>
        </draw:frame>
        <draw:frame draw:style-name="gr1" draw:text-style-name="P1" draw:layer="layout" svg:width="20.773cm" svg:height="5.879cm" svg:x="3.613cm" svg:y="8.56cm">
          <text:p/>
          <draw:object xlink:href="../Zusammenhang%20Impuls%20und%20Kraft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33M2S</meta:editing-duration>
    <meta:editing-cycles>8</meta:editing-cycles>
    <meta:generator>LibreOffice/4.3.4.1$Windows_x86 LibreOffice_project/bc356b2f991740509f321d70e4512a6a54c5f243</meta:generator>
    <dc:date>2015-03-04T14:35:45.502000000</dc:date>
    <meta:document-statistic meta:object-count="121"/>
  </office:meta>
</office:document-meta>
</file>